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000000010E13D6F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>
      <style:paragraph-properties fo:orphans="0" fo:widows="0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>
      <style:paragraph-properties fo:margin-top="0cm" fo:margin-bottom="0cm" style:contextual-spacing="false"/>
    </style:style>
    <style:style style:name="P26" style:family="paragraph" style:parent-style-name="Text_20_body" style:list-style-name="L15"/>
    <style:style style:name="P27" style:family="paragraph" style:parent-style-name="Text_20_body" style:list-style-name="L16">
      <style:paragraph-properties fo:margin-top="0cm" fo:margin-bottom="0cm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Standard">
      <style:text-properties officeooo:rsid="00162f9e" officeooo:paragraph-rsid="00162f9e"/>
    </style:style>
    <style:style style:name="P34" style:family="paragraph" style:parent-style-name="Standard">
      <style:text-properties fo:font-variant="normal" fo:text-transform="none" fo:color="#0a0a0a" loext:opacity="100%" style:font-name="Arial" fo:font-size="12pt" fo:letter-spacing="normal" fo:font-style="normal" fo:font-weight="normal" officeooo:rsid="00162f9e" officeooo:paragraph-rsid="00162f9e"/>
    </style:style>
    <style:style style:name="P35" style:family="paragraph" style:parent-style-name="Standard">
      <style:paragraph-properties fo:margin-left="0cm" fo:margin-right="0cm" fo:margin-top="0cm" fo:margin-bottom="0.318cm" style:contextual-spacing="false" fo:line-height="100%" fo:orphans="2" fo:widows="2" fo:text-indent="0cm" style:auto-text-indent="false"/>
      <style:text-properties fo:font-variant="normal" fo:text-transform="none" fo:color="#0a0a0a" loext:opacity="100%" fo:letter-spacing="normal"/>
    </style:style>
    <style:style style:name="P36" style:family="paragraph" style:parent-style-name="Standard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</style:style>
    <style:style style:name="P37" style:family="paragraph" style:parent-style-name="Text_20_body" style:list-style-name="L21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officeooo:rsid="00162f9e"/>
    </style:style>
    <style:style style:name="P38" style:family="paragraph" style:parent-style-name="Text_20_body">
      <style:text-properties officeooo:rsid="00162f9e" officeooo:paragraph-rsid="00162f9e"/>
    </style:style>
    <style:style style:name="P39" style:family="paragraph" style:parent-style-name="Text_20_body" style:list-style-name="L22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officeooo:rsid="00162f9e"/>
    </style:style>
    <style:style style:name="P40" style:family="paragraph" style:parent-style-name="Text_20_body" style:list-style-name="L22">
      <style:paragraph-properties fo:margin-left="0cm" fo:margin-right="0cm" fo:margin-top="0cm" fo:margin-bottom="0.318cm" style:contextual-spacing="false" fo:line-height="100%" fo:orphans="2" fo:widows="2" fo:text-indent="0cm" style:auto-text-indent="false" fo:padding="0cm" fo:border="none"/>
      <style:text-properties fo:font-variant="normal" fo:text-transform="none" fo:color="#0a0a0a" loext:opacity="100%" fo:letter-spacing="normal" officeooo:rsid="00162f9e"/>
    </style:style>
    <style:style style:name="P41" style:family="paragraph" style:parent-style-name="Text_20_body">
      <style:paragraph-properties fo:margin-left="0cm" fo:margin-right="0cm" fo:margin-top="0cm" fo:margin-bottom="0.318cm" style:contextual-spacing="false" style:line-height-at-least="0.635cm" fo:orphans="2" fo:widows="2" fo:text-indent="0cm" style:auto-text-indent="false"/>
      <style:text-properties officeooo:rsid="00162f9e"/>
    </style:style>
    <style:style style:name="P42" style:family="paragraph" style:parent-style-name="Text_20_body" style:list-style-name="L23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officeooo:rsid="00162f9e"/>
    </style:style>
    <style:style style:name="P43" style:family="paragraph" style:parent-style-name="Text_20_body" style:list-style-name="L24">
      <style:paragraph-properties fo:margin-left="0cm" fo:margin-right="0cm" fo:margin-top="0cm" fo:margin-bottom="0.318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Arial" fo:font-size="12pt" fo:letter-spacing="normal" fo:font-style="normal" fo:font-weight="normal" officeooo:rsid="00162f9e"/>
    </style:style>
    <style:style style:name="T1" style:family="text">
      <style:text-properties fo:color="#636363" loext:opacity="100%" fo:font-family="'Google Sans', Arial, sans-serif" fo:font-size="8.25pt" fo:font-style="normal" fo:font-weight="bold"/>
    </style:style>
    <style:style style:name="T2" style:family="text">
      <style:text-properties fo:font-variant="normal" fo:text-transform="none" fo:color="#0a0a0a" loext:opacity="100%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0a0a0a" loext:opacity="100%" style:font-name="Arial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.106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rimming</text:span></text:p>
      <text:list text:style-name="L1">
        <text:list-item>
          <text:p text:style-name="P1">Light, regular cutting to maintain shape and neatness. </text:p>
        </text:list-item>
        <text:list-item>
          <text:p text:style-name="P1">Typically done once or twice a year. </text:p>
        </text:list-item>
        <text:list-item>
          <text:p text:style-name="P2">Ideal for formal hedges like box, privet, yew. </text:p>
        </text:list-item>
      </text:list>
      <text:p text:style-name="Text_20_body"><text:span text:style-name="Strong_20_Emphasis">Pruning</text:span></text:p>
      <text:list text:style-name="L2">
        <text:list-item>
          <text:p text:style-name="P3">Selective removal of branches to improve structure, health, and density. </text:p>
        </text:list-item>
        <text:list-item>
          <text:p text:style-name="P4">Often done during dormant seasons or after flowering. </text:p>
        </text:list-item>
      </text:list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Hedge Type</text:p>
          </table:table-cell>
          <table:table-cell table:style-name="Table1.A1" office:value-type="string">
            <text:p text:style-name="Table_20_Contents">Best Time to Trim</text:p>
          </table:table-cell>
          <table:table-cell table:style-name="Table1.A1" office:value-type="string">
            <text:p text:style-name="Table_20_Contents">Notes</text:p>
          </table:table-cell>
        </table:table-row>
        <table:table-row>
          <table:table-cell table:style-name="Table1.A1" office:value-type="string">
            <text:p text:style-name="Table_20_Contents">Evergreen (Privet, Laurel, Yew)</text:p>
          </table:table-cell>
          <table:table-cell table:style-name="Table1.A1" office:value-type="string">
            <text:p text:style-name="Table_20_Contents">Late spring + late summer</text:p>
          </table:table-cell>
          <table:table-cell table:style-name="Table1.A1" office:value-type="string">
            <text:p text:style-name="P5">Respond well to gentle, regular trimming.</text:p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Deciduous (Beech, Hawthorn)</text:p>
          </table:table-cell>
          <table:table-cell table:style-name="Table1.A1" office:value-type="string">
            <text:p text:style-name="Table_20_Contents">Late summer</text:p>
          </table:table-cell>
          <table:table-cell table:style-name="Table1.A1" office:value-type="string">
            <text:p text:style-name="Table_20_Contents">Beech holds brown leaves over winter if trimmed late.</text:p>
          </table:table-cell>
        </table:table-row>
        <table:table-row>
          <table:table-cell table:style-name="Table1.A1" office:value-type="string">
            <text:p text:style-name="Table_20_Contents">Flowering hedges</text:p>
          </table:table-cell>
          <table:table-cell table:style-name="Table1.A1" office:value-type="string">
            <text:p text:style-name="P5">After flowering</text:p>
            <text:p text:style-name="Table_20_Contents"/>
          </table:table-cell>
          <table:table-cell table:style-name="Table1.A1" office:value-type="string">
            <text:p text:style-name="Table_20_Contents">Prevents cutting off next year’s buds.</text:p>
          </table:table-cell>
        </table:table-row>
        <table:table-row>
          <table:table-cell table:style-name="Table1.A1" office:value-type="string">
            <text:p text:style-name="Table_20_Contents">Newly planted hedges</text:p>
          </table:table-cell>
          <table:table-cell table:style-name="Table1.A1" office:value-type="string">
            <text:p text:style-name="P5">Formative pruning for first 2–3 years</text:p>
            <text:p text:style-name="P5"/>
          </table:table-cell>
          <table:table-cell table:style-name="Table1.A1" office:value-type="string">
            <text:p text:style-name="Table_20_Contents">Encourages dense base growth.</text:p>
          </table:table-cell>
        </table:table-row>
      </table:table>
      <text:p text:style-name="Standard"/>
      <text:p text:style-name="Text_20_body">3. How to Trim a Hedge (Step‑by‑Step)</text:p>
      <text:p text:style-name="Text_20_body"><text:span text:style-name="Strong_20_Emphasis">Step 1 — Check for wildlife</text:span></text:p>
      <text:list text:style-name="L3">
        <text:list-item>
          <text:p text:style-name="P6">Inspect for nesting birds before cutting. </text:p>
        </text:list-item>
      </text:list>
      <text:p text:style-name="Text_20_body"><text:span text:style-name="Strong_20_Emphasis">Step 2 — Choose the right tools</text:span></text:p>
      <text:list text:style-name="L4">
        <text:list-item>
          <text:p text:style-name="P7">Hand shears for small hedges. </text:p>
        </text:list-item>
        <text:list-item>
          <text:p text:style-name="P8">Powered trimmers for large hedges. </text:p>
        </text:list-item>
      </text:list>
      <text:p text:style-name="Text_20_body"><text:span text:style-name="Strong_20_Emphasis">Step 3 — Start with the sides</text:span></text:p>
      <text:list text:style-name="L5">
        <text:list-item>
          <text:p text:style-name="P9">Work <text:span text:style-name="Strong_20_Emphasis">bottom to top</text:span> so debris falls onto already‑cut areas. </text:p>
        </text:list-item>
        <text:list-item>
          <text:p text:style-name="P10">Keep the hedge <text:span text:style-name="Strong_20_Emphasis">wider at the base</text:span> and narrower at the top to allow light to reach lower growth. </text:p>
        </text:list-item>
      </text:list>
      <text:p text:style-name="Text_20_body"><text:span text:style-name="Strong_20_Emphasis">Step 4 — Trim the top</text:span></text:p>
      <text:list text:style-name="L6">
        <text:list-item>
          <text:p text:style-name="P11">Use a <text:span text:style-name="Strong_20_Emphasis">string line</text:span> for perfectly straight tops. </text:p>
        </text:list-item>
        <text:list-item>
          <text:p text:style-name="P12">Take off small amounts at a time. </text:p>
        </text:list-item>
      </text:list>
      <text:p text:style-name="Text_20_body"><text:span text:style-name="Strong_20_Emphasis">Step 5 — Clean up</text:span></text:p>
      <text:list text:style-name="L7">
        <text:list-item>
          <text:p text:style-name="P13">Rake or tarp for easy collection. </text:p>
        </text:list-item>
        <text:list-item>
          <text:p text:style-name="P14">Shake the hedge to dislodge loose clippings. </text:p>
        </text:list-item>
      </text:list>
      <text:h text:style-name="Heading_20_2" text:outline-level="2"><text:soft-page-break/>🌱 4. How to Prune for Health &amp; Structure</text:h>
      <text:p text:style-name="Text_20_body"><text:span text:style-name="Strong_20_Emphasis">Why prune?</text:span></text:p>
      <text:list text:style-name="L8">
        <text:list-item>
          <text:p text:style-name="P15">Encourages dense growth </text:p>
        </text:list-item>
        <text:list-item>
          <text:p text:style-name="P15">Removes diseased or damaged wood </text:p>
        </text:list-item>
        <text:list-item>
          <text:p text:style-name="P16">Improves flowering and fruiting </text:p>
        </text:list-item>
      </text:list>
      <text:p text:style-name="Text_20_body"><text:span text:style-name="Strong_20_Emphasis">General pruning rules</text:span></text:p>
      <text:list text:style-name="L9">
        <text:list-item>
          <text:p text:style-name="P17">Cut back to a healthy bud or side shoot. </text:p>
        </text:list-item>
        <text:list-item>
          <text:p text:style-name="P17">Remove crossing, dead, or inward‑growing branches. </text:p>
        </text:list-item>
        <text:list-item>
          <text:p text:style-name="P18">For new hedges, prune back hard in the first winter to build a strong framework. </text:p>
        </text:list-item>
      </text:list>
      <text:p text:style-name="Text_20_body">🌳 5. Species‑Specific Notes (UK)</text:p>
      <text:p text:style-name="Text_20_body"><text:span text:style-name="Strong_20_Emphasis">Privet</text:span></text:p>
      <text:list text:style-name="L10">
        <text:list-item>
          <text:p text:style-name="P19">Very forgiving; trim 2–3 times a year. </text:p>
        </text:list-item>
        <text:list-item>
          <text:p text:style-name="P20">Great for beginners. </text:p>
        </text:list-item>
      </text:list>
      <text:p text:style-name="Text_20_body"><text:span text:style-name="Strong_20_Emphasis">Laurel</text:span></text:p>
      <text:list text:style-name="L11">
        <text:list-item>
          <text:p text:style-name="P21">Use secateurs for large leaves to avoid ragged cuts. </text:p>
        </text:list-item>
      </text:list>
      <text:p text:style-name="Text_20_body"><text:span text:style-name="Strong_20_Emphasis">Beech</text:span></text:p>
      <text:list text:style-name="L12">
        <text:list-item>
          <text:p text:style-name="P22">Trim late summer for a crisp winter look. </text:p>
        </text:list-item>
      </text:list>
      <text:p text:style-name="Text_20_body"><text:span text:style-name="Strong_20_Emphasis">Yew</text:span></text:p>
      <text:list text:style-name="L13">
        <text:list-item>
          <text:p text:style-name="P23">Trim once in late summer; avoid cutting into old brown wood unless renovating. </text:p>
        </text:list-item>
      </text:list>
      <text:p text:style-name="Text_20_body"><text:span text:style-name="Strong_20_Emphasis">Hawthorn / Mixed native hedges</text:span></text:p>
      <text:list text:style-name="L14">
        <text:list-item>
          <text:p text:style-name="P24">Prune in winter; trim lightly in late summer. </text:p>
        </text:list-item>
      </text:list>
      <text:p text:style-name="Text_20_body">🧰 6. Safety &amp; Good Practice</text:p>
      <text:list text:style-name="L15">
        <text:list-item>
          <text:p text:style-name="P25">Wear gloves, goggles, and sturdy footwear. </text:p>
        </text:list-item>
        <text:list-item>
          <text:p text:style-name="P25">Keep cables behind you if using electric trimmers. </text:p>
        </text:list-item>
        <text:list-item>
          <text:p text:style-name="P25">Never trim in wet, slippery conditions. </text:p>
        </text:list-item>
        <text:list-item>
          <text:p text:style-name="P26">Clean blades to prevent disease spread. </text:p>
        </text:list-item>
      </text:list>
      <text:p text:style-name="Text_20_body">🎥 Helpful Video Guides</text:p>
      <text:p text:style-name="Text_20_body">Here are some of the most useful UK‑relevant videos from your search:</text:p>
      <text:h text:style-name="Heading_20_2" text:outline-level="2">🌳 5. Species‑Specific Notes (UK)</text:h>
      <text:p text:style-name="Text_20_body"><text:span text:style-name="Strong_20_Emphasis">Privet</text:span></text:p>
      <text:list text:style-name="L16">
        <text:list-item>
          <text:p text:style-name="P27">Very forgiving; trim 2–3 times a year. </text:p>
        </text:list-item>
        <text:list-item>
          <text:p text:style-name="P28">Great for beginners. </text:p>
        </text:list-item>
      </text:list>
      <text:p text:style-name="Text_20_body"><text:span text:style-name="Strong_20_Emphasis">Laurel</text:span></text:p>
      <text:list text:style-name="L17">
        <text:list-item>
          <text:p text:style-name="P29">Use secateurs for large leaves to avoid ragged cuts. </text:p>
        </text:list-item>
      </text:list>
      <text:p text:style-name="Text_20_body"><text:soft-page-break/><text:span text:style-name="Strong_20_Emphasis">Beech</text:span></text:p>
      <text:list text:style-name="L18">
        <text:list-item>
          <text:p text:style-name="P30">Trim late summer for a crisp winter look. </text:p>
        </text:list-item>
      </text:list>
      <text:p text:style-name="Text_20_body"><text:span text:style-name="Strong_20_Emphasis">Yew</text:span></text:p>
      <text:list text:style-name="L19">
        <text:list-item>
          <text:p text:style-name="P31">Trim once in late summer; avoid cutting into old brown wood unless renovating. </text:p>
        </text:list-item>
      </text:list>
      <text:p text:style-name="Text_20_body"><text:span text:style-name="Strong_20_Emphasis">Hawthorn / Mixed native hedges</text:span></text:p>
      <text:list text:style-name="L20">
        <text:list-item>
          <text:p text:style-name="P32">Prune in winter; trim lightly in late summer. </text:p>
        </text:list-item>
      </text:list>
      <text:p text:style-name="P33">################################################################</text:p>
      <text:p text:style-name="P33"/>
      <text:p text:style-name="P34">In the UK, trim hedges in late summer or winter, avoiding the March–August bird nesting season. For a thick, healthy hedge, use a "batter" shape (slightly tapered, with a wider base than top) to allow sunlight to reach the bottom. Trim new hedges annually to encourage growth; mature hedges require less frequent maintenance, generally 1–2 times per year. </text:p>
      <text:p text:style-name="P35"><draw:frame draw:style-name="fr1" draw:name="Image1" text:anchor-type="as-char" svg:width="0.318cm" svg:height="0.318cm" draw:z-index="0"><draw:image xlink:href="Pictures/100000010000001000000010E13D6F9F.png" xlink:type="simple" xlink:show="embed" xlink:actuate="onLoad" draw:mime-type="image/png"/><svg:title>RHS</svg:title></draw:frame><text:bookmark text:name="img-25WYaZj-JuiohbIP-ZuRqQw_1"/><text:span text:style-name="T1">RHS +3</text:span></text:p>
      <text:p text:style-name="P36"><text:span text:style-name="Strong_20_Emphasis"><text:span text:style-name="T2">Key Hedge Trimming &amp; Pruning Steps</text:span></text:span></text:p>
      <text:list text:style-name="L21">
        <text:list-item>
          <text:p text:style-name="P37"><text:span text:style-name="Strong_20_Emphasis"><text:span text:style-name="T2">Best Time:</text:span></text:span><text:span text:style-name="T3"> Most hedges are best pruned in winter (dormant) or late summer. Avoid nesting season (March–August).</text:span></text:p>
        </text:list-item>
        <text:list-item>
          <text:p text:style-name="P37"><text:span text:style-name="Strong_20_Emphasis"><text:span text:style-name="T2">Formative Pruning (New Hedges):</text:span></text:span><text:span text:style-name="T3"> Immediately after planting (late winter), cut side branches back to encourage bushy growth. For deciduous hedges, cut back leading shoots by a third. For evergreen, leave the leader but trim sides.</text:span></text:p>
        </text:list-item>
        <text:list-item>
          <text:p text:style-name="P37"><text:span text:style-name="Strong_20_Emphasis"><text:span text:style-name="T2">Maintenance Trimming:</text:span></text:span><text:span text:style-name="T3"> Maintain a "batter" shape, tapering sides inward towards the top. This prevents thin bases and keeps the hedge healthy.</text:span></text:p>
        </text:list-item>
        <text:list-item>
          <text:p text:style-name="P37"><text:span text:style-name="Strong_20_Emphasis"><text:span text:style-name="T2">Tools:</text:span></text:span><text:span text:style-name="T3"> Use sharp, clean shears or electric hedge trimmers.</text:span></text:p>
        </text:list-item>
      </text:list>
      <text:p text:style-name="P38"><text:span text:style-name="Strong_20_Emphasis"><text:span text:style-name="T2"><text:line-break/>Technique:</text:span></text:span><text:span text:style-name="T3"> Cut from the bottom upward in a sweeping motion. Use a string line to ensure a level top.</text:span></text:p>
      <text:list text:style-name="L22">
        <text:list-item>
          <text:p text:style-name="P39"><text:span text:style-name="Strong_20_Emphasis"><text:span text:style-name="T2">Safety &amp; Ethics:</text:span></text:span><text:span text:style-name="T3"> Check for nesting birds (illegal to damage active nests under the Wildlife &amp; Countryside Act 1981). Use RCDs for electric tools. </text:span></text:p>
          <text:p text:style-name="P40"><draw:frame draw:style-name="fr1" draw:name="Image2" text:anchor-type="as-char" svg:width="0.318cm" svg:height="0.318cm" draw:z-index="1"><draw:image xlink:href="Pictures/100000010000001000000010E13D6F9F.png" xlink:type="simple" xlink:show="embed" xlink:actuate="onLoad" draw:mime-type="image/png"/><svg:title>RHS</svg:title></draw:frame><text:bookmark text:name="img-25WYaZj-JuiohbIP-ZuRqQw_2"/><text:span text:style-name="T1">RHS +7</text:span></text:p>
        </text:list-item>
      </text:list>
      <text:p text:style-name="P41"><text:span text:style-name="Strong_20_Emphasis"><text:span text:style-name="T2">Species-Specific Tips</text:span></text:span></text:p>
      <text:list text:style-name="L23">
        <text:list-item>
          <text:p text:style-name="P42"><text:span text:style-name="Strong_20_Emphasis"><text:span text:style-name="T2">Evergreens (e.g., Conifers):</text:span></text:span><text:span text:style-name="T3"> Trim in summer to avoid severe damage.</text:span></text:p>
        </text:list-item>
        <text:list-item>
          <text:p text:style-name="P42"><text:span text:style-name="Strong_20_Emphasis"><text:span text:style-name="T2">Deciduous:</text:span></text:span><text:span text:style-name="T3"> Best trimmed in winter.</text:span></text:p>
        </text:list-item>
        <text:list-item>
          <text:p text:style-name="P42"><text:span text:style-name="Strong_20_Emphasis"><text:span text:style-name="T2">Formal Hedges:</text:span></text:span><text:span text:style-name="T3"> May require up to three cuts per year for a sharp, tidy look</text:span></text:p>
        </text:list-item>
      </text:list>
      <text:p text:style-name="P33"><text:span text:style-name="Strong_20_Emphasis"><text:span text:style-name="T2">Pro Tips</text:span></text:span></text:p>
      <text:list text:style-name="L24">
        <text:list-item>
          <text:p text:style-name="P43">Do not cut too often or too tightly, as this reduces flowers and berries.</text:p>
        </text:list-item>
        <text:list-item>
          <text:p text:style-name="P43"><text:soft-page-break/>Raise the cutting height by 10–15cm each year to improve long-term density.</text:p>
        </text:list-item>
        <text:list-item>
          <text:p text:style-name="P43">For overgrown hedges, consider hard pruning in winter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17:20:31.036460800</meta:creation-date>
    <dc:date>2026-02-20T17:34:12.947148800</dc:date>
    <meta:editing-duration>PT2M56S</meta:editing-duration>
    <meta:editing-cycles>1</meta:editing-cycles>
    <meta:document-statistic meta:table-count="1" meta:image-count="2" meta:object-count="0" meta:page-count="4" meta:paragraph-count="96" meta:word-count="753" meta:character-count="4294" meta:non-whitespace-character-count="3648"/>
    <meta:generator>LibreOffice/25.2.7.2$Windows_X86_64 LibreOffice_project/5cbfd1ab6520636bb5f7b99185aa69bd7456825d</meta:generator>
  </office:meta>
</office:document-meta>
</file>